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T1" style:family="text">
      <style:text-properties officeooo:rsid="0016290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Jílové u Děčína (Small City in Northern Czech Republic)</text:span></text:h>
      <text:h text:style-name="Heading_20_4" text:outline-level="4"><text:span text:style-name="Strong_20_Emphasis">1. Basic Information</text:span></text:h>
      <text:list text:style-name="L1">
        <text:list-item>
          <text:p text:style-name="P1"><text:span text:style-name="Strong_20_Emphasis">Location:</text:span> Jílové is a small town situated in the northern part of the Czech Republic, between Děčín and Ústí nad Labem. </text:p>
        </text:list-item>
        <text:list-item>
          <text:p text:style-name="P1"><text:span text:style-name="Strong_20_Emphasis">Population:</text:span> Approximately <text:span text:style-name="T1">10</text:span>,000 people. </text:p>
        </text:list-item>
        <text:list-item>
          <text:p text:style-name="P2"><text:span text:style-name="Strong_20_Emphasis">Type of settlement:</text:span> A peaceful, historical town located on the edge of the Ore Mountains (Krušné hory), near the Czech-German border. </text:p>
        </text:list-item>
      </text:list>
      <text:h text:style-name="Heading_20_4" text:outline-level="4"><text:span text:style-name="Strong_20_Emphasis">2. History</text:span></text:h>
      <text:list text:style-name="L2">
        <text:list-item>
          <text:p text:style-name="P3"><text:span text:style-name="Strong_20_Emphasis">Mining history:</text:span> Like many towns in the region, Jílové has a history rooted in mining, particularly for tin and other minerals. </text:p>
        </text:list-item>
        <text:list-item>
          <text:p text:style-name="P3"><text:span text:style-name="Strong_20_Emphasis">Early development:</text:span> The town grew around mining activities, but over time, it transitioned to other industries. </text:p>
        </text:list-item>
        <text:list-item>
          <text:p text:style-name="P4"><text:span text:style-name="Strong_20_Emphasis">Modern era:</text:span> Jílové was influenced by both WWII and the Communist era but retains its historical charm and traditions. </text:p>
        </text:list-item>
      </text:list>
      <text:h text:style-name="Heading_20_4" text:outline-level="4"><text:span text:style-name="Strong_20_Emphasis">3. Landmarks &amp; Attractions</text:span></text:h>
      <text:list text:style-name="L3">
        <text:list-item>
          <text:p text:style-name="P5"><text:span text:style-name="Strong_20_Emphasis">Local landmarks:</text:span> The town has a quaint central square, featuring typical Czech architecture, and several historical buildings. </text:p>
        </text:list-item>
        <text:list-item>
          <text:p text:style-name="P5"><text:span text:style-name="Strong_20_Emphasis">Jílové Castle:</text:span> A small but historic castle that provides a great view of the surrounding landscape. </text:p>
        </text:list-item>
        <text:list-item>
          <text:p text:style-name="P5"><text:span text:style-name="Strong_20_Emphasis">Nature &amp; Hiking:</text:span> Jílové is surrounded by forests and hills, making it an excellent base for hiking, cycling, and exploring the beautiful countryside of the Ore Mountains. </text:p>
        </text:list-item>
        <text:list-item>
          <text:p text:style-name="P6"><text:span text:style-name="Strong_20_Emphasis">Southeast Bohemian Valley:</text:span> Known for its scenic beauty, it is a popular spot for tourists seeking tranquility and nature. </text:p>
        </text:list-item>
      </text:list>
      <text:h text:style-name="Heading_20_4" text:outline-level="4"><text:span text:style-name="Strong_20_Emphasis">4. Culture &amp; Community</text:span></text:h>
      <text:list text:style-name="L4">
        <text:list-item>
          <text:p text:style-name="P7"><text:span text:style-name="Strong_20_Emphasis">Cultural life:</text:span> Jílové has a small but active cultural scene with local events, including folk festivals, concerts, and community gatherings. </text:p>
        </text:list-item>
        <text:list-item>
          <text:p text:style-name="P7"><text:span text:style-name="Strong_20_Emphasis">Local spirit:</text:span> The town’s residents are friendly and welcoming, creating a strong sense of community. </text:p>
        </text:list-item>
        <text:list-item>
          <text:p text:style-name="P8"><text:span text:style-name="Strong_20_Emphasis">Sports:</text:span> Football (soccer) is one of the most popular sports in the town, with local teams and sports clubs. </text:p>
        </text:list-item>
      </text:list>
      <text:h text:style-name="Heading_20_4" text:outline-level="4"><text:span text:style-name="Strong_20_Emphasis">5. Economy &amp; Infrastructure</text:span></text:h>
      <text:list text:style-name="L5">
        <text:list-item>
          <text:p text:style-name="P9"><text:span text:style-name="Strong_20_Emphasis">Local economy:</text:span> Jílové’s economy is based on small businesses, agriculture, and services. The town also benefits from being located near Děčín and Ústí nad Labem, providing access to more industrial and commercial opportunities. </text:p>
        </text:list-item>
        <text:list-item>
          <text:p text:style-name="P10"><text:span text:style-name="Strong_20_Emphasis">Transportation:</text:span> The town is well-connected by public transport, with bus services to nearby cities, including Ústí nad Labem and Děčín. It is also located near key roads leading to Germany, facilitating cross-border travel. </text:p>
        </text:list-item>
      </text:list>
      <text:h text:style-name="Heading_20_4" text:outline-level="4"><text:soft-page-break/><text:span text:style-name="Strong_20_Emphasis">6. Education &amp; Facilities</text:span></text:h>
      <text:list text:style-name="L6">
        <text:list-item>
          <text:p text:style-name="P11"><text:span text:style-name="Strong_20_Emphasis">Schools:</text:span> Jílové has primary schools and is connected to secondary education options in Děčín or Ústí nad Labem. </text:p>
        </text:list-item>
        <text:list-item>
          <text:p text:style-name="P12"><text:span text:style-name="Strong_20_Emphasis">Public services:</text:span> The town offers healthcare facilities, a library, and a cultural center that organizes various local events. </text:p>
        </text:list-item>
      </text:list>
      <text:h text:style-name="Heading_20_4" text:outline-level="4"><text:span text:style-name="Strong_20_Emphasis">7. Interesting Facts</text:span></text:h>
      <text:list text:style-name="L7">
        <text:list-item>
          <text:p text:style-name="P13"><text:span text:style-name="Strong_20_Emphasis">Proximity to nature reserves:</text:span> Jílové is located close to the Bohemian Switzerland National Park (České Švýcarsko), one of the most scenic and visited areas in the Czech Republic. </text:p>
        </text:list-item>
        <text:list-item>
          <text:p text:style-name="P13"><text:span text:style-name="Strong_20_Emphasis">Scenic views:</text:span> The town’s location in the Ore Mountains provides breathtaking views of valleys, forests, and rock formations. </text:p>
        </text:list-item>
        <text:list-item>
          <text:p text:style-name="P14"><text:span text:style-name="Strong_20_Emphasis">Historical significance:</text:span> Jílové’s history as a mining town is still visible in the town's architecture and museum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08:10.104044000</meta:creation-date>
    <dc:date>2025-03-18T20:11:32.351114000</dc:date>
    <meta:editing-duration>PT3M22S</meta:editing-duration>
    <meta:editing-cycles>1</meta:editing-cycles>
    <meta:document-statistic meta:table-count="0" meta:image-count="0" meta:object-count="0" meta:page-count="2" meta:paragraph-count="28" meta:word-count="453" meta:character-count="2855" meta:non-whitespace-character-count="2431"/>
    <meta:generator>LibreOffice/25.2.1.2$Windows_X86_64 LibreOffice_project/d3abf4aee5fd705e4a92bba33a32f40bc4e56f49</meta:generator>
  </office:meta>
</office:document-meta>
</file>